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6726" officeooo:paragraph-rsid="00146726"/>
    </style:style>
    <style:style style:name="P2" style:family="paragraph" style:parent-style-name="Standard">
      <style:text-properties officeooo:rsid="0014fb3a" officeooo:paragraph-rsid="0014fb3a"/>
    </style:style>
    <style:style style:name="P3" style:family="paragraph" style:parent-style-name="Standard">
      <style:text-properties officeooo:rsid="0014fb3a" officeooo:paragraph-rsid="0014ffa0"/>
    </style:style>
    <style:style style:name="P4" style:family="paragraph" style:parent-style-name="Standard">
      <style:text-properties officeooo:rsid="0014ffa0" officeooo:paragraph-rsid="0014ffa0"/>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officeooo:rsid="0014fb3a" style:font-weight-asian="bold" style:font-weight-complex="bold"/>
    </style:style>
    <style:style style:name="T4" style:family="text">
      <style:text-properties fo:font-weight="bold" officeooo:rsid="0014ffa0" style:font-weight-asian="bold" style:font-weight-complex="bold"/>
    </style:style>
    <style:style style:name="T5" style:family="text">
      <style:text-properties officeooo:rsid="0014ffa0"/>
    </style:style>
    <style:style style:name="T6" style:family="text">
      <style:text-properties officeooo:rsid="00155e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rabajos Prácticos de Informática I <text:span text:style-name="T6">(</text:span>2024<text:span text:style-name="T6">)</text:span></text:h>
      <text:p text:style-name="P1"/>
      <text:p text:style-name="P1">1) <text:span text:style-name="T2">Graficador de DFA</text:span>. Escribir un programa en Python que tome un <text:span text:style-name="T2">dfa</text:span> en formato json (ejemplo en repositorio) y genere un archivo html que grafique el DFA utilizando la biblioteca Mermaid. El archivo html deberá incluir también el texto que representa la definición del DFA en formato estándar dado en clase (Q, Σ, δ, q<text:span text:style-name="T1">0</text:span>, F). Por ejemplo: <text:s/>δ(q<text:span text:style-name="T1">1</text:span>,a) = q<text:span text:style-name="T1">2</text:span></text:p>
      <text:p text:style-name="P1"/>
      <text:p text:style-name="P1">2) <text:span text:style-name="T2">Graficador de </text:span><text:span text:style-name="T3">N</text:span><text:span text:style-name="T2">FA</text:span>. Escribir un programa en Python que tome un <text:span text:style-name="T2">nfa</text:span> en formato json (ejemplo en repositorio) y genere un archivo html que grafique el DFA utilizando la biblioteca Mermaid. El archivo html deberá incluir también el texto que representa la definición del DFA en formato estándar dado en clase (Q, Σ, δ, q<text:span text:style-name="T1">0</text:span>, F). Por ejemplo: <text:s/>δ(q<text:span text:style-name="T1">1</text:span>,a) = q<text:span text:style-name="T1">2</text:span></text:p>
      <text:p text:style-name="P1"/>
      <text:p text:style-name="P2">3) <text:span text:style-name="T2">Simulador de DFA</text:span>. Escribir un programa en Python que tome un dfa en formato json (ejemplo en repositorio), tome una cadena de entrada y genere un archivo de salida que represente el funcionamiento del dfa con la cadena dada. (Ejemplo en el repositorio)</text:p>
      <text:p text:style-name="P2"/>
      <text:p text:style-name="P3"><text:span text:style-name="T5">4</text:span>) <text:span text:style-name="T2">Simulador de </text:span><text:span text:style-name="T4">N</text:span><text:span text:style-name="T2">FA</text:span>. Escribir un programa en Python que tome un <text:span text:style-name="T5">n</text:span>fa en formato json (ejemplo en repositorio), tome una cadena de entrada y genere un archivo de salida que represente el funcionamiento del <text:span text:style-name="T5">n</text:span>fa con la cadena dada. (Ejemplo en el repositorio)</text:p>
      <text:p text:style-name="P3"/>
      <text:p text:style-name="P4">5) <text:span text:style-name="T2">Conversor de NFA en DFA</text:span>: Escribir un programa en Python que tome un nfa en formato json y genere un dfa en formato json que reconozca el mismo lenguaje que el nfa</text:p>
      <text:p text:style-name="P4"/>
      <text:p text:style-name="P4">6) <text:span text:style-name="T2">Minimizador de DFA</text:span>: Escribir un programa en Python que tome un dfa y lo minimice generando un archivo json para el dfa minimiz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3:51:50.457082462</meta:creation-date>
    <dc:date>2024-11-27T14:34:10.808271570</dc:date>
    <meta:editing-duration>PT20M48S</meta:editing-duration>
    <meta:editing-cycles>3</meta:editing-cycles>
    <meta:generator>LibreOffice/24.2.6.2$Linux_X86_64 LibreOffice_project/420$Build-2</meta:generator>
    <meta:document-statistic meta:table-count="0" meta:image-count="0" meta:object-count="0" meta:page-count="1" meta:paragraph-count="7" meta:word-count="275" meta:character-count="1554" meta:non-whitespace-character-count="1284"/>
  </office:meta>
</office:document-meta>
</file>